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94beb0a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8" style:family="paragraph" style:parent-style-name="Heading_20_2">
      <style:text-properties style:font-name="Sans-serif" officeooo:rsid="083c5dd1" officeooo:paragraph-rsid="083c5dd1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a095f8d" style:font-size-asian="9pt" style:font-weight-asian="bold" style:font-size-complex="9pt" style:font-weight-complex="bold"/>
    </style:style>
    <style:style style:name="P11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2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914edeb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20a104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217ace" style:font-size-asian="9pt" style:font-weight-asian="bold" style:font-size-complex="9pt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8fe7bc5" style:font-weight-asian="normal" style:font-weight-complex="normal"/>
    </style:style>
    <style:style style:name="T19" style:family="text">
      <style:text-properties fo:font-weight="normal" officeooo:rsid="09131e5d" style:font-weight-asian="normal" style:font-weight-complex="normal"/>
    </style:style>
    <style:style style:name="T20" style:family="text">
      <style:text-properties fo:font-weight="normal" officeooo:rsid="091f2201" style:font-weight-asian="normal" style:font-weight-complex="normal"/>
    </style:style>
    <style:style style:name="T21" style:family="text">
      <style:text-properties fo:font-weight="normal" officeooo:rsid="09201b06" style:font-weight-asian="normal" style:font-weight-complex="normal"/>
    </style:style>
    <style:style style:name="T22" style:family="text">
      <style:text-properties fo:font-weight="normal" officeooo:rsid="0924ed8f" style:font-weight-asian="normal" style:font-weight-complex="normal"/>
    </style:style>
    <style:style style:name="T23" style:family="text">
      <style:text-properties fo:font-weight="normal" officeooo:rsid="09269de3" style:font-weight-asian="normal" style:font-weight-complex="normal"/>
    </style:style>
    <style:style style:name="T24" style:family="text">
      <style:text-properties fo:font-weight="normal" officeooo:rsid="092a31bc" style:font-weight-asian="normal" style:font-weight-complex="normal"/>
    </style:style>
    <style:style style:name="T25" style:family="text">
      <style:text-properties fo:font-weight="normal" officeooo:rsid="092c017e" style:font-weight-asian="normal" style:font-weight-complex="normal"/>
    </style:style>
    <style:style style:name="T26" style:family="text">
      <style:text-properties fo:font-weight="normal" officeooo:rsid="092c3eb6" style:font-weight-asian="normal" style:font-weight-complex="normal"/>
    </style:style>
    <style:style style:name="T27" style:family="text">
      <style:text-properties fo:font-weight="normal" officeooo:rsid="093d9605" style:font-weight-asian="normal" style:font-weight-complex="normal"/>
    </style:style>
    <style:style style:name="T28" style:family="text">
      <style:text-properties fo:font-weight="normal" officeooo:rsid="0a0bee52" style:font-weight-asian="normal" style:font-weight-complex="normal"/>
    </style:style>
    <style:style style:name="T29" style:family="text">
      <style:text-properties fo:font-weight="normal" officeooo:rsid="0b27e453" style:font-weight-asian="normal" style:font-weight-complex="normal"/>
    </style:style>
    <style:style style:name="T30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b20a104" style:font-style-asian="italic" style:font-weight-asian="normal" style:font-style-complex="italic" style:font-weight-complex="normal"/>
    </style:style>
    <style:style style:name="T32" style:family="text">
      <style:text-properties fo:font-style="normal" officeooo:rsid="0716bceb" style:font-style-asian="normal" style:font-style-complex="normal"/>
    </style:style>
    <style:style style:name="T33" style:family="text">
      <style:text-properties fo:font-style="normal" officeooo:rsid="0914edeb" style:font-style-asian="normal" style:font-style-complex="normal"/>
    </style:style>
    <style:style style:name="T34" style:family="text">
      <style:text-properties fo:font-style="normal" officeooo:rsid="0b20a104" style:font-style-asian="normal" style:font-style-complex="normal"/>
    </style:style>
    <style:style style:name="T35" style:family="text">
      <style:text-properties fo:font-style="normal" officeooo:rsid="0b217ace" style:font-style-asian="normal" style:font-style-complex="normal"/>
    </style:style>
    <style:style style:name="T36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21315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2294c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54" style:family="text">
      <style:text-properties officeooo:rsid="0716bceb"/>
    </style:style>
    <style:style style:name="T55" style:family="text">
      <style:text-properties officeooo:rsid="077a6193"/>
    </style:style>
    <style:style style:name="T56" style:family="text">
      <style:text-properties officeooo:rsid="08c46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8" text:outline-level="2">Abilities</text:h>
      <text:p text:style-name="P4"><text:span text:style-name="T3">●</text:span><text:span text:style-name="T55"> Kung Fu ○ ○ ○ ○</text:span><text:span text:style-name="T3"> </text:span><text:span text:style-name="T54">–</text:span><text:span text:style-name="T3"> </text:span><text:span text:style-name="T13">You fight </text:span><text:span text:style-name="T19">and defend</text:span><text:span text:style-name="T13"> </text:span><text:span text:style-name="T27">uncannily</text:span><text:span text:style-name="T17"> </text:span><text:span text:style-name="T9">with </text:span><text:span text:style-name="T24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6">with </text:span><text:span text:style-name="T25">your</text:span><text:span text:style-name="T16"> body, you can choose to do 1 or 2 harm; with your weapon, 1-3 harm.</text:span></text:p>
      <text:p text:style-name="P3"/>
      <text:p text:style-name="P7"><text:span text:style-name="T14">I</text:span><text:span text:style-name="T2">conic weapon:</text:span></text:p>
      <text:p text:style-name="P2"/>
      <text:p text:style-name="P5"><text:span text:style-name="T54">○ Chi Control ○ ○ ○</text:span><text:span text:style-name="T3"> </text:span><text:span text:style-name="T54">–</text:span><text:span text:style-name="T3"> </text:span><text:span text:style-name="T18">You control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8" text:outline-level="2"><text:span text:style-name="T56">Special </text:span>Moves</text:h>
      <text:p text:style-name="P6"><text:span text:style-name="T54">○ Eyes of the Mantis –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3">threat </text:span><text:span text:style-name="T5">you see </text:span><text:span text:style-name="T22">without moving your head or even your eyes.</text:span></text:p>
      <text:h text:style-name="P9" text:outline-level="1"/>
      <text:h text:style-name="P9" text:outline-level="1"><text:span text:style-name="T54">○ What wires? –</text:span><text:span text:style-name="T3"> </text:span><text:span text:style-name="T10">You jump really high, </text:span><text:span text:style-name="T20">can </text:span><text:span text:style-name="T10">kick off the scenery to go even higher, and </text:span><text:span text:style-name="T29">float gracefully back to the ground.</text:span></text:h>
      <text:h text:style-name="P11" text:outline-level="1"/>
      <text:h text:style-name="P10" text:outline-level="1"><text:span text:style-name="T54">○ Body of Iron –</text:span><text:span text:style-name="T3"> </text:span><text:span text:style-name="T11">You reinforce </text:span><text:span text:style-name="T12">your body</text:span><text:span text:style-name="T11"> with </text:span><text:span text:style-name="T28">conditioning and </text:span><text:span text:style-name="T12">your </text:span><text:span text:style-name="T11">spirit. </text:span><text:span text:style-name="T42">You </text:span><text:span text:style-name="T45">permanently </text:span><text:span text:style-name="T42">get </text:span><text:span text:style-name="T43">rank 2 of Health.</text:span></text:h>
      <text:h text:style-name="P12" text:outline-level="1"/>
      <text:h text:style-name="P15" text:outline-level="1"><text:span text:style-name="T32">○ </text:span><text:span text:style-name="T35">With a fucking pencil!</text:span><text:span text:style-name="T32"> –</text:span><text:span text:style-name="T36"> </text:span><text:span text:style-name="T46">You grab an object close at hand. </text:span><text:span text:style-name="T47">Y</text:span><text:span text:style-name="T46">ou can use that object as if it were your iconic kung-fu weapon </text:span><text:span text:style-name="T47">for the purposes of a single move—after which the object is irretrievably lost or broken.</text:span></text:h>
      <text:h text:style-name="P14" text:outline-level="1"><text:span text:style-name="T32"/></text:h>
      <text:h text:style-name="P14" text:outline-level="1"><text:span text:style-name="T32">○ </text:span><text:span text:style-name="T34">Drunken Master</text:span><text:span text:style-name="T32"> –</text:span><text:span text:style-name="T36"> </text:span><text:span text:style-name="T44">Ignore any mental status while using </text:span><text:span text:style-name="T34">kung fu</text:span><text:span text:style-name="T44"> to make a </text:span><text:span text:style-name="T31">basic move</text:span><text:span text:style-name="T44">.</text:span></text:h>
      <text:h text:style-name="P13" text:outline-level="1"><text:span text:style-name="T32"/></text:h>
      <text:h text:style-name="P13" text:outline-level="1"><text:span text:style-name="T32">○ </text:span><text:span text:style-name="T33">Fists of Steel</text:span><text:span text:style-name="T32"> –</text:span><text:span text:style-name="T36"> </text:span><text:span text:style-name="T37">When </text:span><text:span text:style-name="T39">striking</text:span><text:span text:style-name="T37"> </text:span><text:span text:style-name="T38">with hand or foot </text:span><text:span text:style-name="T39">to make a </text:span><text:span text:style-name="T30">basic move</text:span><text:span text:style-name="T37">, </text:span><text:span text:style-name="T39">your target’s material or composition </text:span><text:span text:style-name="T41">does not reduce</text:span><text:span text:style-name="T40"> your effect level.</text:span></text:h>
      <text:h text:style-name="P16" text:outline-level="1"/>
      <text:h text:style-name="P17" text:outline-level="1"><text:span text:style-name="T51">○ </text:span><text:span text:style-name="T52">Catch a bullet</text:span><text:span text:style-name="T48"> – </text:span><text:span text:style-name="T49">You </text:span><text:span text:style-name="T53">get out the way</text:span><text:span text:style-name="T49"> by catching </text:span><text:span text:style-name="T50">or deflecting</text:span><text:span text:style-name="T49"> a bullet or other projectile </text:span><text:span text:style-name="T50">with your body or iconic weapon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1:27:47.972742226</dc:date>
    <meta:editing-duration>P6DT3H31M24S</meta:editing-duration>
    <meta:editing-cycles>2505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4" meta:word-count="276" meta:character-count="1503" meta:non-whitespace-character-count="1234"/>
  </office:meta>
</office:document-meta>
</file>